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7.877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4.83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5.43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498cm" fo:text-indent="0cm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7.877cm" svg:x="2.2cm" svg:y="9.461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<text:span text:style-name="T1">murph – rev. 1 – rough around the ed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833cm" svg:x="2cm" svg:y="0.173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  <text:list-item>
                <text:p><text:span text:style-name="T2">A downloaded .iso file of the distro that you want to run your lab on (RedHat, Centos, Scientific or a related vers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5.437cm" svg:x="2cm" svg:y="-0.129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</text:list-item>
              <text:list-item>
                <text:p>(4 minutes to talk about local repositor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Now, install the repo O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ntinue installing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5">Click “Begin Installation”</text:p>
              </text:list-item>
              <text:list-item>
                <text:p text:style-name="P5">You have an opportunity to create accounts and passwords for root, and a user account, this is a good opportunity to do so.</text:p>
              </text:list-item>
              <text:list-item>
                <text:p text:style-name="P5">Now we wait (5 minutes or so.)</text:p>
              </text:list-item>
              <text:list-item>
                <text:p text:style-name="P5">When it finished, select Reboot</text:p>
              </text:list-item>
              <text:list-item>
                <text:p text:style-name="P5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–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opy files for rep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o to "View-&gt;details" select ide cdrom1 - click connect - browse (just like the init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/temp; </text:p>
              </text:list-item>
              <text:list-item>
                <text:p>rsync -avhP /root/temp /var/ftp/pub</text:p>
              </text:list-item>
              <text:list-item>
                <text:p>We wait. <text:s/>(Two minutes to talk about RHCE/S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Create the local repo</text:p>
          </draw:text-box>
        </draw:frame>
        <draw:frame presentation:style-name="pr5" draw:layer="layout" svg:width="24cm" svg:height="12.18cm" svg:x="1.908cm" svg:y="5.6cm" presentation:class="outline" presentation:user-transformed="true">
          <draw:text-box>
            <text:list text:style-name="L3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192.168.122.&lt;your 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4">Go back to the network manager:</text:span></text:p>
              </text:list-item>
              <text:list-item>
                <text:p><text:span text:style-name="T4">Select a new VM as before, but instead of local CD, we are going to select a network install:</text:span></text:p>
              </text:list-item>
              <text:list-item>
                <text:p><text:span text:style-name="T4">For URL, we will type: <text:s text:c="2"/>ftp://192.168.122.52/pub</text:span></text:p>
              </text:list-item>
              <text:list-item>
                <text:p><text:span text:style-name="T4">Memory, cpus, and disk to taste, forward, forward , Name the VM, and Finish</text:span></text:p>
              </text:list-item>
              <text:list-item>
                <text:p><text:span text:style-name="T4">Time for questions. <text:s/>(VM takes too long, 10+minutes. <text:s/>explain the rest, have additional VM set up already.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Make new VM use repo<text:tab/></text:p>
          </draw:text-box>
        </draw:frame>
        <draw:frame presentation:style-name="pr5" draw:layer="layout" svg:width="24cm" svg:height="15.723cm" svg:x="1.908cm" svg:y="4.343cm" presentation:class="outline" presentation:user-transformed="true">
          <draw:text-box>
            <text:list text:style-name="L3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</text:span><text:span text:style-name="T5">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uccess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t local repo, not the network, so all versions will stay in syn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1H25M8S</meta:editing-duration>
    <meta:editing-cycles>6</meta:editing-cycles>
    <meta:generator>LibreOffice/6.0.6.1$Linux_X86_64 LibreOffice_project/00$Build-1</meta:generator>
    <dc:title>Impress</dc:title>
    <dc:date>2018-07-30T18:14:12.484112521</dc:date>
    <meta:document-statistic meta:object-count="82"/>
  </office:meta>
</office:document-meta>
</file>